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5.70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5.6cm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3.5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7.3cm"/>
    </style:style>
    <style:style style:name="gr23" style:family="graphic" style:parent-style-name="standard">
      <style:graphic-properties draw:marker-start="Arrow" draw:marker-end="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6.65cm" fo:min-width="9.6cm"/>
    </style:style>
    <style:style style:name="gr25" style:family="graphic" style:parent-style-name="standard">
      <style:graphic-properties draw:textarea-horizontal-align="justify" draw:textarea-vertical-align="middle" draw:auto-grow-height="false" fo:min-height="3.75cm" fo:min-width="9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paragraph-properties fo:text-align="start">
        <style:tab-stops>
          <style:tab-stop style:position="1.501cm"/>
        </style:tab-stops>
      </style:paragraph-properties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3 2050-274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6 0 1127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3 0-674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6.3cm" svg:height="1cm" svg:x="9.3cm" svg:y="10.8cm">
          <text:p text:style-name="P1"><text:span text:style-name="T1">PhyHWLink_Keystroke_Sen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5.6cm" svg:y1="11.3cm" svg:x2="23.044cm" svg:y2="8.501cm" draw:start-shape="id24" draw:start-glue-point="1" svg:d="M15600 11300c5959 0 2238-2799 7444-2799" svg:viewBox="0 0 74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45cm" svg:y1="10.8cm" svg:x2="15.002cm" svg:y2="8.5cm" draw:start-shape="id24" draw:start-glue-point="0" draw:end-shape="id13" draw:end-glue-point="2" svg:d="M12450 10800c0-1723 2552-574 2552-2300" svg:viewBox="0 0 2553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3cm" svg:y1="11.3cm" svg:x2="6.9cm" svg:y2="8.5cm" draw:start-shape="id24" draw:start-glue-point="3" draw:end-shape="id14" draw:end-glue-point="2" svg:d="M9300 11300c-1600 0-2400-933-2400-2800" svg:viewBox="0 0 2401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8 0 1678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45cm" svg:y2="11.8cm" draw:start-shape="id20" draw:start-glue-point="3" draw:end-shape="id24" draw:end-glue-point="2" svg:d="M13200 13050c-500 0-750-416-750-1250" svg:viewBox="0 0 751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  <draw:page draw:name="page3" draw:style-name="dp1" draw:master-page-name="Default">
        <draw:custom-shape draw:style-name="gr18" draw:text-style-name="P7" xml:id="id27" draw:id="id27" draw:layer="layout" svg:width="6.1cm" svg:height="2.6cm" svg:x="2.3cm" svg:y="1.5cm">
          <text:p text:style-name="P6"><text:span text:style-name="T4">Setup</text:span></text:p>
          <text:p text:style-name="P6"><text:span text:style-name="T5">Calc cursor_multiplier</text:span></text:p>
          <text:p text:style-name="P6"><text:span text:style-name="T5">Calc thousands column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8" xml:id="id28" draw:id="id28" draw:layer="layout" svg:width="1.8cm" svg:height="0.9cm" svg:x="2.3cm" svg:y="4.6cm">
          <text:p text:style-name="P1"><text:span text:style-name="T4">Loop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9" draw:id="id29" draw:layer="layout" svg:width="4cm" svg:height="0.9cm" svg:x="2.3cm" svg:y="5.9cm">
          <text:p text:style-name="P1"><text:span text:style-name="T4">Check RX Char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5.35cm" svg:y1="4.1cm" svg:x2="3.2cm" svg:y2="4.6cm" draw:start-shape="id27" draw:start-glue-point="2" draw:end-shape="id28" draw:end-glue-point="0" svg:d="M5350 4100v250h-2150v250" svg:viewBox="0 0 2151 501">
          <text:p/>
        </draw:connector>
        <draw:connector draw:style-name="gr21" draw:text-style-name="P1" draw:layer="layout" svg:x1="3.2cm" svg:y1="5.5cm" svg:x2="4.3cm" svg:y2="5.9cm" draw:start-shape="id28" draw:start-glue-point="2" draw:end-shape="id29" draw:end-glue-point="0" svg:d="M3200 5500v200h1100v200" svg:viewBox="0 0 1101 401">
          <text:p/>
        </draw:connector>
        <draw:custom-shape draw:style-name="gr22" draw:text-style-name="P8" xml:id="id31" draw:id="id31" draw:layer="layout" svg:width="7.8cm" svg:height="0.7cm" svg:x="2.2cm" svg:y="9cm">
          <text:p text:style-name="P1"><text:span text:style-name="T4">LastAltitude = ThousandsCoun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30" draw:id="id30" draw:layer="layout" svg:width="4cm" svg:height="0.9cm" svg:x="2.4cm" svg:y="7.1cm">
          <text:p text:style-name="P1"><text:span text:style-name="T4">testtext()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4.3cm" svg:y1="6.8cm" svg:x2="4.4cm" svg:y2="7.1cm" draw:start-shape="id29" draw:start-glue-point="2" draw:end-shape="id30" draw:end-glue-point="0" svg:d="M4300 6800v150h100v150" svg:viewBox="0 0 101 301">
          <text:p/>
        </draw:connector>
        <draw:connector draw:style-name="gr21" draw:text-style-name="P1" draw:layer="layout" svg:x1="4.4cm" svg:y1="8cm" svg:x2="6.1cm" svg:y2="9cm" draw:start-shape="id30" draw:start-glue-point="2" draw:end-shape="id31" draw:end-glue-point="0" svg:d="M4400 8000v500h1700v500" svg:viewBox="0 0 1701 1001">
          <text:p/>
        </draw:connector>
        <draw:connector draw:style-name="gr23" draw:text-style-name="P1" draw:layer="layout" svg:x1="2.3cm" svg:y1="5.05cm" svg:x2="2.2cm" svg:y2="9.35cm" draw:start-shape="id28" draw:end-shape="id31" draw:end-glue-point="3" svg:d="M2300 5050h-601v4300h501" svg:viewBox="0 0 602 4301">
          <text:p/>
        </draw:connector>
        <draw:custom-shape draw:style-name="gr24" draw:text-style-name="P10" xml:id="id32" draw:id="id32" draw:layer="layout" svg:width="10.1cm" svg:height="6.9cm" svg:x="11.2cm" svg:y="2cm">
          <text:p text:style-name="P6"><text:span text:style-name="T5">Testtext()</text:span></text:p>
          <text:p text:style-name="P6"><text:span text:style-name="T5">Use Statics to set lastvalues</text:span></text:p>
          <text:p text:style-name="P6"><text:span text:style-name="T5">Check to see if anything has changed – if not exit</text:span></text:p>
          <text:p text:style-name="P6"><text:span text:style-name="T5">Calculate int values for ones, tens, hundreds, thousands</text:span></text:p>
          <text:p text:style-name="P6"><text:span text:style-name="T5">If thousands have changed or hundreds==9 &amp; tens==9</text:span></text:p>
          <text:p text:style-name="P9"><text:span text:style-name="T5"><text:s text:c="3"/></text:span><text:span text:style-name="T5">Last thousands = thousands</text:span></text:p>
          <text:p text:style-name="P9"><text:span text:style-name="T5"><text:s text:c="3"/></text:span><text:span text:style-name="T5">If thousands ==0 then draw hatch</text:span></text:p>
          <text:p text:style-name="P6"><text:span text:style-name="T5"><text:s text:c="6"/></text:span><text:span text:style-name="T5">Else</text:span></text:p>
          <text:p text:style-name="P6"><text:span text:style-name="T5"><text:s text:c="6"/></text:span><text:span text:style-name="T5">If hundreds==9 and tens == 9</text:span></text:p>
          <text:p text:style-name="P6"><text:span text:style-name="T5"><text:tab/></text:span></text:p>
          <text:p text:style-name="P6"><text:span text:style-name="T5"><text:tab/></text:span><text:span text:style-name="T5"> <text:s text:c="2"/>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6.4cm" svg:y1="7.55cm" svg:x2="11.2cm" svg:y2="5.45cm" draw:start-shape="id30" draw:start-glue-point="1" draw:end-shape="id32" svg:d="M6400 7550h2400v-2100h2400" svg:viewBox="0 0 4801 2101">
          <text:p/>
        </draw:connector>
        <draw:custom-shape draw:style-name="gr25" draw:text-style-name="P10" xml:id="id33" draw:id="id33" draw:layer="layout" svg:width="10.1cm" svg:height="4cm" svg:x="11.3cm" svg:y="12.5cm">
          <text:p text:style-name="P6"><text:span text:style-name="T5">DrawHatch()</text:span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6.25cm" svg:y1="8.9cm" svg:x2="16.35cm" svg:y2="12.5cm" draw:start-shape="id32" draw:start-glue-point="2" draw:end-shape="id33" svg:d="M16250 8900v1800h100v1800" svg:viewBox="0 0 10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3-24T14:34:19.591953003</dc:date>
    <meta:editing-duration>PT1H5M1S</meta:editing-duration>
    <meta:editing-cycles>12</meta:editing-cycles>
    <meta:generator>LibreOffice/5.2.7.2$Linux_ARM_EABI LibreOffice_project/20m0$Build-2</meta:generator>
    <meta:document-statistic meta:object-count="73"/>
  </office:meta>
</office:document-meta>
</file>